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0458c4" officeooo:paragraph-rsid="0004c064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4c0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9e9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c3d3d" officeooo:paragraph-rsid="000c3d3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55f2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8f63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09e9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dfac3" officeooo:paragraph-rsid="000dfac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0beea" officeooo:paragraph-rsid="0010be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1598e" officeooo:paragraph-rsid="0011598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11ccaf" officeooo:paragraph-rsid="0011cca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c3d3d" officeooo:paragraph-rsid="000c3d3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58c4" officeooo:paragraph-rsid="000458c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11ccaf" officeooo:paragraph-rsid="0011cca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0c3d3d" officeooo:paragraph-rsid="000c3d3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50b5" officeooo:paragraph-rsid="001350b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47df4" officeooo:paragraph-rsid="00147df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1635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dfac3" officeooo:paragraph-rsid="000dfac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8f6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1598e" officeooo:paragraph-rsid="0011598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04c0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1635a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635a7" officeooo:paragraph-rsid="001635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0458c4" officeooo:paragraph-rsid="000458c4"/>
    </style:style>
    <style:style style:name="P26" style:family="paragraph" style:parent-style-name="Standard">
      <style:paragraph-properties fo:text-align="justify" style:justify-single-word="false"/>
      <style:text-properties officeooo:paragraph-rsid="000458c4"/>
    </style:style>
    <style:style style:name="P27" style:family="paragraph" style:parent-style-name="Text_20_body">
      <style:text-properties fo:color="#000000" officeooo:rsid="0017c2a9" officeooo:paragraph-rsid="0017c2a9"/>
    </style:style>
    <style:style style:name="P28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color="#ff3333"/>
    </style:style>
    <style:style style:name="P29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ff3333" officeooo:paragraph-rsid="0017c2a9"/>
    </style:style>
    <style:style style:name="T1" style:family="text">
      <style:text-properties officeooo:rsid="0004c064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49e5" style:font-weight-asian="bold" style:font-weight-complex="bold"/>
    </style:style>
    <style:style style:name="T5" style:family="text">
      <style:text-properties fo:font-weight="bold" officeooo:rsid="0005ab51" style:font-weight-asian="bold" style:font-weight-complex="bold"/>
    </style:style>
    <style:style style:name="T6" style:family="text">
      <style:text-properties fo:font-weight="bold" officeooo:rsid="0010beea" style:font-weight-asian="bold" style:font-weight-complex="bold"/>
    </style:style>
    <style:style style:name="T7" style:family="text">
      <style:text-properties fo:font-weight="bold" officeooo:rsid="001635a7" style:font-weight-asian="bold" style:font-weight-complex="bold"/>
    </style:style>
    <style:style style:name="T8" style:family="text">
      <style:text-properties fo:font-weight="bold" officeooo:rsid="0004c064" style:font-weight-asian="bold" style:font-weight-complex="bold"/>
    </style:style>
    <style:style style:name="T9" style:family="text">
      <style:text-properties officeooo:rsid="000549e5"/>
    </style:style>
    <style:style style:name="T10" style:family="text">
      <style:text-properties officeooo:rsid="0005ab51"/>
    </style:style>
    <style:style style:name="T11" style:family="text">
      <style:text-properties officeooo:rsid="0009e91a"/>
    </style:style>
    <style:style style:name="T12" style:family="text">
      <style:text-properties officeooo:rsid="000dfac3"/>
    </style:style>
    <style:style style:name="T13" style:family="text">
      <style:text-properties officeooo:rsid="000f9f1a"/>
    </style:style>
    <style:style style:name="T14" style:family="text">
      <style:text-properties officeooo:rsid="0010beea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font-size-asian="10.5pt" style:font-style-asian="normal" style:font-size-complex="12pt" style:font-style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1ccaf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1ccaf" style:font-size-asian="12pt"/>
    </style:style>
    <style:style style:name="T24" style:family="text">
      <style:text-properties officeooo:rsid="001635a7" style:font-size-asian="12pt"/>
    </style:style>
    <style:style style:name="T25" style:family="text">
      <style:text-properties officeooo:rsid="001635a7"/>
    </style:style>
    <style:style style:name="T26" style:family="text">
      <style:text-properties officeooo:rsid="0017c2a9"/>
    </style:style>
    <style:style style:name="T27" style:family="text">
      <style:text-properties fo:color="#000000"/>
    </style:style>
    <style:style style:name="T28" style:family="text">
      <style:text-properties fo:color="#000000" officeooo:rsid="0017c2a9"/>
    </style:style>
    <style:style style:name="T29" style:family="text">
      <style:text-properties officeooo:rsid="0017e6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 : <text:span text:style-name="T29">Émulation</text:span> MIPS</text:p>
      <text:p text:style-name="P28"/>
      <text:p text:style-name="P29"><text:span text:style-name="T28">Martin FRAY</text:span><text:span text:style-name="T27"> <text:s text:c="73"/><text:tab/><text:tab/><text:tab/><text:tab/> <text:s text:c="5"/></text:span><text:span text:style-name="T28">Quentin FRITAYRE</text:span><text:span text:style-name="T27"><text:tab/></text:span><text:tab/><text:tab/><text:tab/><text:tab/><text:tab/><text:tab/><text:tab/><text:tab/><text:tab/><text:tab/> <text:s text:c="2"/><text:span text:style-name="T28">3A S1<text:tab/></text:span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7">Ce compte rendu résume brièvement notre réflexion et explique le rôle que joue les fonctions principales de notre programme. </text:p>
      <text:p text:style-name="P13">Extraction Instruction :</text:p>
      <text:p text:style-name="P25"/>
      <text:p text:style-name="P25">Elle se fait dans le fichier <text:span text:style-name="T2">main.c.</text:span></text:p>
      <text:p text:style-name="P25">Deux <text:span text:style-name="T1">possibilités</text:span> :</text:p>
      <text:p text:style-name="P26"/>
      <text:p text:style-name="P1">- Les instructions sont <text:span text:style-name="T1">écrites</text:span> dans un fichier .txt. On va <text:span text:style-name="T1">passer par la fonction </text:span><text:span text:style-name="T8">int memoryCompile(char</text:span><text:span text:style-name="T1">) pour balayer les lignes du fichier, les compiler une à une et les sauvegarder.</text:span></text:p>
      <text:p text:style-name="P1"/>
      <text:p text:style-name="P1">- <text:span text:style-name="T1">Les instructions sont tapées une à une à la main. On va directement compiler l'instruction à l'aide de la fonction </text:span><text:span text:style-name="T8">int compile(int)</text:span><text:span text:style-name="T1">.</text:span></text:p>
      <text:p text:style-name="P1"/>
      <text:p text:style-name="P2">Décodage de l'instruction :</text:p>
      <text:p text:style-name="P2"/>
      <text:p text:style-name="P22">Elle se fait dans le fichier <text:span text:style-name="T3">compile.c.</text:span></text:p>
      <text:p text:style-name="P24">Nous avons trois fonctions :</text:p>
      <text:p text:style-name="P24"/>
      <text:p text:style-name="P23">- <text:span text:style-name="T3">int compile(char instruction[])</text:span> <text:span text:style-name="T25">qui</text:span> s'occuper de compiler une ligne de code. Dans un premier temps, elle va s<text:span text:style-name="T3">upprimer les espaces et les commentaires</text:span>. Elle va ensuite <text:span text:style-name="T4">repérer l'instruction</text:span><text:span text:style-name="T9"> de la ligne et la sauvegarder dans la variable </text:span><text:span text:style-name="T4">operation</text:span><text:span text:style-name="T9">. Cette variable </text:span><text:span text:style-name="T4">operation</text:span><text:span text:style-name="T9"> va être comparé à la liste d'instructions que nous avons à traiter et sera c</text:span><text:span text:style-name="T4">onvertie de char à int</text:span><text:span text:style-name="T9"> pour nous donner l'</text:span><text:span text:style-name="T4">opCode</text:span><text:span text:style-name="T9"> de l'instruction ( Ex : pour l'instruction « ADD », on obtiendra opCode = 32).</text:span></text:p>
      <text:p text:style-name="P5"><text:span text:style-name="T25">E</text:span>lle va <text:span text:style-name="T25">ensuite</text:span> <text:span text:style-name="T3">repérer les différents arguments</text:span> ($NomDuRegistre ou $N°DuRegistre ou valeur réel) et les enregistrer dans 3 tableaux différents (Pour rappelle, le MIPS est un µP RISC (3,0) à 32 bits. <text:span text:style-name="T12">Cela</text:span> <text:span text:style-name="T12">signifie</text:span> qu'il peut prendre jusqu'à 3 arguments).</text:p>
      <text:p text:style-name="P5"><text:span text:style-name="T10">Enfin, en fonction du type d'instruction qui a été compilée, on va </text:span><text:span text:style-name="T5">remettre dans le bon ordre l'opCode et les valeurs des arguments</text:span><text:span text:style-name="T10"> pour obtenir notre instruction compilé sous un format de 32bits. Il faut faire attention car il existe 3 catégories d'instruction. Les type R, les type I et les type J. Ces 3 catégories ne se compile pas de la même manière. Si la traduction est impossible, elle retourne -1.</text:span></text:p>
      <text:p text:style-name="P6"/>
      <text:p text:style-name="P8"><text:span text:style-name="T3">- int memoryCompile(char file[]) </text:span>va compiler les lignes du fichier .txt qui a été passé en argument dans la mémoire du microcontrôleur à partir de l'adresse 0.</text:p>
      <text:p text:style-name="P8"/>
      <text:p text:style-name="P8"><text:span text:style-name="T3">- int fileCompiler(char file[])</text:span> va compiler les lignes du fichier .txt qui a été passé en argument dans un fichier <text:span text:style-name="T13">de même nom mais d</text:span>’extension .comp.</text:p>
      <text:p text:style-name="P6"/>
      <text:p text:style-name="P6"/>
      <text:p text:style-name="P3"><text:soft-page-break/><text:span text:style-name="T11">Exécution </text:span>de l'instruction :</text:p>
      <text:p text:style-name="P3"/>
      <text:p text:style-name="P7">L'exécution de l'instruction va s'effectuer <text:span text:style-name="T14">grâce au fichier </text:span><text:span text:style-name="T6">controlUnit.c.</text:span></text:p>
      <text:p text:style-name="P18"><text:span text:style-name="T23">Nous avons </text:span><text:span text:style-name="T24">trois</text:span><text:span text:style-name="T23"> fonctions :</text:span></text:p>
      <text:p text:style-name="P9">- <text:span text:style-name="T3">int run(int adresse, int mode) </text:span><text:span text:style-name="T25">qui </text:span>va exécuter le programme à partir de l'adresse qui aura été passé en paramètre. La variable mode défini<text:span text:style-name="T25">e</text:span> si on va exécuter le programme en mode continue ( mode == 1) ou en mode pas-à-pas.</text:p>
      <text:p text:style-name="P9"/>
      <text:p text:style-name="P10"><text:span text:style-name="T3">- int exe(int instruction, int mode) </text:span>reçoit en paramètre l'instruction compiler puis l'exécute (Changer la valeur du PC, additionner deux registres …).</text:p>
      <text:p text:style-name="P10"/>
      <text:p text:style-name="P10">- <text:span text:style-name="T7">int</text:span><text:span text:style-name="T3"> pcInc(void) </text:span><text:span text:style-name="T25">qui</text:span> incrémente la valeur du PC de +1 <text:span text:style-name="T26">et nous permet d'avancer l'execution du programme.</text:span></text:p>
      <text:p text:style-name="P10"/>
      <text:p text:style-name="P4">Accès en Mémoire :</text:p>
      <text:p text:style-name="P11"/>
      <text:p text:style-name="P14"><text:span text:style-name="T15">L'accès en mémoire se fait à partir à partir du fichier </text:span><text:span text:style-name="T19">memory.c.</text:span></text:p>
      <text:p text:style-name="P14"><text:span text:style-name="T15">Nous avons deux fonctions pour interagir avec la mémoire : </text:span></text:p>
      <text:p text:style-name="P14"><text:span text:style-name="T15"/></text:p>
      <text:p text:style-name="P14"><text:span text:style-name="T15">- </text:span><text:span text:style-name="T16">int memoryRead(int i)</text:span><text:span text:style-name="T22"> </text:span><text:span text:style-name="T18">qui va simplement retourner la valeur présente dans la case i du tableau mem.</text:span></text:p>
      <text:p text:style-name="P14"><text:span text:style-name="T18"/></text:p>
      <text:p text:style-name="P14"><text:span text:style-name="T18">- </text:span><text:span text:style-name="T17">int memoryWrite(int i, int x)</text:span><text:span text:style-name="T18"> qui va venir écrire dans la case i du tableau mem la valeur x.</text:span></text:p>
      <text:p text:style-name="P14"><text:span text:style-name="T18"/></text:p>
      <text:p text:style-name="P4">Écriture dans les registres :</text:p>
      <text:p text:style-name="P15"/>
      <text:p text:style-name="P16">La manipulation des registres s'effectue dans le fichier <text:span text:style-name="T3">registers.c.</text:span></text:p>
      <text:p text:style-name="P17">On déclare en globale un tableau registers[35] qui correspondra à nos 35 registres.</text:p>
      <text:p text:style-name="P17"/>
      <text:p text:style-name="P16">Nous avons 4 fonctions :</text:p>
      <text:p text:style-name="P16"/>
      <text:p text:style-name="P16">- <text:span text:style-name="T3">int registersInit(void)</text:span> qui va initialiser les 35 registres de notre processeur MIPS à la valeur 0.</text:p>
      <text:p text:style-name="P16"/>
      <text:p text:style-name="P16">- <text:span text:style-name="T3">int registersWrite(int r, int n)</text:span> qui va écrire dans le registre r la valeur n. Cette fonction retourne 0 si l'écriture s'est bien effectuée, -1 sinon.</text:p>
      <text:p text:style-name="P16"/>
      <text:p text:style-name="P17">- <text:span text:style-name="T3">int registersRead(int r)</text:span> <text:span text:style-name="T21">qui va simplement retourner la valeur présente dans </text:span><text:span text:style-name="T20">le registre r.</text:span></text:p>
      <text:p text:style-name="P17"/>
      <text:p text:style-name="P17"><text:span text:style-name="T20">- </text:span><text:span text:style-name="T22">int nti(char name[])</text:span><text:span text:style-name="T20"> qui va traduire la Mnémonique (variable name[]) d'un registre en son équivalent numérique ( ex : $zero → $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38:08.241914319</meta:creation-date>
    <dc:date>2016-01-27T15:53:39.334502979</dc:date>
    <meta:editing-duration>PT1H38M32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636" meta:character-count="3876" meta:non-whitespace-character-count="3153"/>
  </office:meta>
</office:document-meta>
</file>